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3.94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41"/>
    <style:style style:name="ce3" style:family="table-cell" style:parent-style-name="Default" style:data-style-name="N41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41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1"/>
    <style:style style:name="ce7" style:family="table-cell" style:parent-style-name="Default">
      <style:text-properties style:font-name="Liberation Sans" style:font-name-asian="DejaVu Sans" style:font-name-complex="Lohit Hindi"/>
    </style:style>
    <style:style style:name="ce8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og" table:style-name="ta1">
        <table:shapes>
          <draw:frame draw:z-index="0" draw:style-name="gr1" draw:text-style-name="P1" svg:width="15.862cm" svg:height="9.054cm" svg:x="9.914cm" svg:y="4.403cm">
            <draw:object draw:notify-on-update-of-ranges="Log.D2:Log.D4 Log.E1:Log.E1 Log.E2:Log.E4 Log.F1:Log.F1 Log.F2:Log.F4 Log.G1:Log.G1 Log.G2:Log.G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entativa</text:p>
          </table:table-cell>
          <table:table-cell table:style-name="ce1" office:value-type="string" calcext:value-type="string">
            <text:p>Tempo início</text:p>
          </table:table-cell>
          <table:table-cell office:value-type="string" calcext:value-type="string">
            <text:p>Tempo fim</text:p>
          </table:table-cell>
          <table:table-cell/>
          <table:table-cell office:value-type="string" calcext:value-type="string">
            <text:p>Compiladas</text:p>
          </table:table-cell>
          <table:table-cell office:value-type="string" calcext:value-type="string">
            <text:p>Emuladas</text:p>
          </table:table-cell>
          <table:table-cell office:value-type="string" calcext:value-type="string">
            <text:p>Repetidas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<text:s/>00:00:00 </text:p>
          </table:table-cell>
          <table:table-cell table:style-name="ce2" table:formula="of:=[.B3]" office:value-type="string" office:string-value=" 00:00:31 " calcext:value-type="string">
            <text:p><text:s/>00:00:31 </text:p>
          </table:table-cell>
          <table:table-cell office:value-type="string" calcext:value-type="string">
            <text:p>Aleatória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s/>00:00:31 </text:p>
          </table:table-cell>
          <table:table-cell table:style-name="ce2" table:formula="of:=[.B4]" office:value-type="string" office:string-value=" 00:01:01 " calcext:value-type="string">
            <text:p><text:s/>00:01:01 </text:p>
          </table:table-cell>
          <table:table-cell office:value-type="string" calcext:value-type="string">
            <text:p>Parcialmente aleatória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<text:s/>00:01:01 </text:p>
          </table:table-cell>
          <table:table-cell table:style-name="ce2" table:formula="of:=[.B5]" office:value-type="string" office:string-value=" 00:01:32 " calcext:value-type="string">
            <text:p><text:s/>00:01:32 </text:p>
          </table:table-cell>
          <table:table-cell table:style-name="ce2" office:value-type="string" calcext:value-type="string">
            <text:p>Determinada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/>00:01:32 </text:p>
          </table:table-cell>
          <table:table-cell table:style-name="ce2" table:formula="of:=[.B6]" office:value-type="string" office:string-value=" 00:02:03 " calcext:value-type="string">
            <text:p><text:s/>00:02:03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<text:s/>00:02:03 </text:p>
          </table:table-cell>
          <table:table-cell table:style-name="ce2" table:formula="of:=[.B7]" office:value-type="string" office:string-value=" 00:02:34 " calcext:value-type="string">
            <text:p><text:s/>00:02:34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<text:s/>00:02:34 </text:p>
          </table:table-cell>
          <table:table-cell table:style-name="ce2" table:formula="of:=[.B8]" office:value-type="string" office:string-value=" 00:03:05 " calcext:value-type="string">
            <text:p><text:s/>00:03:05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<text:s/>00:03:05 </text:p>
          </table:table-cell>
          <table:table-cell table:style-name="ce2" table:formula="of:=[.B9]" office:value-type="string" office:string-value=" 00:03:37 " calcext:value-type="string">
            <text:p><text:s/>00:03:37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<text:s/>00:03:37 </text:p>
          </table:table-cell>
          <table:table-cell table:style-name="ce2" table:formula="of:=[.B10]" office:value-type="string" office:string-value=" 00:04:08 " calcext:value-type="string">
            <text:p><text:s/>00:04:08 </text:p>
          </table:table-cell>
          <table:table-cell table:style-name="ce2"/>
          <table:table-cell table:number-columns-repeated="7"/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<text:s/>00:04:08 </text:p>
          </table:table-cell>
          <table:table-cell table:style-name="ce2" table:formula="of:=[.B11]" office:value-type="string" office:string-value=" 00:04:39 " calcext:value-type="string">
            <text:p><text:s/>00:04:39 </text:p>
          </table:table-cell>
          <table:table-cell table:style-name="ce2"/>
          <table:table-cell table:number-columns-repeated="7"/>
          <table:table-cell table:formula="of:=[.L9]/5"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<text:s/>00:04:39 </text:p>
          </table:table-cell>
          <table:table-cell table:style-name="ce2" table:formula="of:=[.B12]" office:value-type="string" office:string-value=" 00:05:10 " calcext:value-type="string">
            <text:p><text:s/>00:05:10 </text:p>
          </table:table-cell>
          <table:table-cell table:style-name="ce2"/>
          <table:table-cell table:number-columns-repeated="7"/>
          <table:table-cell table:formula="of:=[.L10]/5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<text:s/>00:05:10 </text:p>
          </table:table-cell>
          <table:table-cell table:style-name="ce2" table:formula="of:=[.B13]" office:value-type="string" office:string-value=" 00:05:41 " calcext:value-type="string">
            <text:p><text:s/>00:05:41 </text:p>
          </table:table-cell>
          <table:table-cell table:style-name="ce2"/>
          <table:table-cell table:number-columns-repeated="7"/>
          <table:table-cell table:formula="of:=[.L11]/5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<text:s/>00:05:41 </text:p>
          </table:table-cell>
          <table:table-cell table:style-name="ce2" table:formula="of:=[.B14]" office:value-type="string" office:string-value=" 00:06:12 " calcext:value-type="string">
            <text:p><text:s/>00:06:12 </text:p>
          </table:table-cell>
          <table:table-cell table:style-name="ce2"/>
          <table:table-cell table:number-columns-repeated="7"/>
          <table:table-cell table:formula="of:=[.L12]/5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<text:s/>00:06:12 </text:p>
          </table:table-cell>
          <table:table-cell table:style-name="ce2" table:formula="of:=[.B15]" office:value-type="string" office:string-value=" 00:06:44 " calcext:value-type="string">
            <text:p><text:s/>00:06:44 </text:p>
          </table:table-cell>
          <table:table-cell table:style-name="ce2"/>
          <table:table-cell table:number-columns-repeated="7"/>
          <table:table-cell table:formula="of:=[.L13]/5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<text:s/>00:06:44 </text:p>
          </table:table-cell>
          <table:table-cell table:style-name="ce2" table:formula="of:=[.B16]" office:value-type="string" office:string-value=" 00:07:15 " calcext:value-type="string">
            <text:p><text:s/>00:07:15 </text:p>
          </table:table-cell>
          <table:table-cell table:style-name="ce2"/>
          <table:table-cell table:number-columns-repeated="7"/>
          <table:table-cell table:formula="of:=[.L14]/5" office:value-type="float" office:value="6.4" calcext:value-type="float">
            <text:p>6,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<text:s/>00:07:15 </text:p>
          </table:table-cell>
          <table:table-cell table:style-name="ce2" table:formula="of:=[.B17]" office:value-type="string" office:string-value=" 00:07:46 " calcext:value-type="string">
            <text:p><text:s/>00:07:46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<text:s/>00:07:46 </text:p>
          </table:table-cell>
          <table:table-cell table:style-name="ce2" table:formula="of:=[.B18]" office:value-type="string" office:string-value=" 00:08:17 " calcext:value-type="string">
            <text:p><text:s/>00:08:17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<text:s/>00:08:17 </text:p>
          </table:table-cell>
          <table:table-cell table:style-name="ce2" table:formula="of:=[.B19]" office:value-type="string" office:string-value=" 00:08:48 " calcext:value-type="string">
            <text:p><text:s/>00:08:48 </text:p>
          </table:table-cell>
          <table:table-cell table:style-name="ce2"/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<text:s/>00:08:48 </text:p>
          </table:table-cell>
          <table:table-cell table:style-name="ce2" table:formula="of:=[.B20]" office:value-type="string" office:string-value=" 00:09:20 " calcext:value-type="string">
            <text:p><text:s/>00:09:20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<text:s/>00:09:20 </text:p>
          </table:table-cell>
          <table:table-cell table:style-name="ce2" table:formula="of:=[.B21]" office:value-type="string" office:string-value=" 00:09:50 " calcext:value-type="string">
            <text:p><text:s/>00:09:50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<text:s/>00:09:50 </text:p>
          </table:table-cell>
          <table:table-cell table:style-name="ce2" table:formula="of:=[.B22]" office:value-type="string" office:string-value=" 00:10:21 " calcext:value-type="string">
            <text:p><text:s/>00:10:21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<text:s/>00:10:21 </text:p>
          </table:table-cell>
          <table:table-cell table:style-name="ce2" table:formula="of:=[.B23]" office:value-type="string" office:string-value=" 00:10:53 " calcext:value-type="string">
            <text:p><text:s/>00:10:53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<text:s/>00:10:53 </text:p>
          </table:table-cell>
          <table:table-cell table:style-name="ce2" table:formula="of:=[.B24]" office:value-type="string" office:string-value=" 00:11:23 " calcext:value-type="string">
            <text:p><text:s/>00:11:23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<text:s/>00:11:23 </text:p>
          </table:table-cell>
          <table:table-cell table:style-name="ce2" table:formula="of:=[.B25]" office:value-type="string" office:string-value=" 00:11:55 " calcext:value-type="string">
            <text:p><text:s/>00:11:55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<text:s/>00:11:55 </text:p>
          </table:table-cell>
          <table:table-cell table:style-name="ce2" table:formula="of:=[.B26]" office:value-type="string" office:string-value=" 00:12:26 " calcext:value-type="string">
            <text:p><text:s/>00:12:26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<text:s/>00:12:26 </text:p>
          </table:table-cell>
          <table:table-cell table:style-name="ce2" table:formula="of:=[.B27]" office:value-type="string" office:string-value=" 00:12:57 " calcext:value-type="string">
            <text:p><text:s/>00:12:57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<text:s/>00:12:57 </text:p>
          </table:table-cell>
          <table:table-cell table:style-name="ce2" table:formula="of:=[.B28]" office:value-type="string" office:string-value=" 00:13:28 " calcext:value-type="string">
            <text:p><text:s/>00:13:28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<text:s/>00:13:28 </text:p>
          </table:table-cell>
          <table:table-cell table:style-name="ce2" table:formula="of:=[.B29]" office:value-type="string" office:string-value=" 00:14:00 " calcext:value-type="string">
            <text:p><text:s/>00:14:00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<text:s/>00:14:00 </text:p>
          </table:table-cell>
          <table:table-cell table:style-name="ce2" table:formula="of:=[.B30]" office:value-type="string" office:string-value=" 00:14:31 " calcext:value-type="string">
            <text:p><text:s/>00:14:31 </text:p>
          </table:table-cell>
          <table:table-cell table:style-name="ce2"/>
          <table:table-cell table:number-columns-repeated="8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<text:s/>00:14:31 </text:p>
          </table:table-cell>
          <table:table-cell table:style-name="ce2" table:formula="of:=[.B31]" office:value-type="string" office:string-value=" 00:15:02 " calcext:value-type="string">
            <text:p><text:s/>00:15:02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<text:s/>00:15:02 </text:p>
          </table:table-cell>
          <table:table-cell table:style-name="ce2" table:formula="of:=[.B32]" office:value-type="string" office:string-value=" 00:15:33 " calcext:value-type="string">
            <text:p><text:s/>00:15:33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<text:s/>00:15:33 </text:p>
          </table:table-cell>
          <table:table-cell table:style-name="ce2" table:formula="of:=[.B33]" office:value-type="string" office:string-value=" 00:16:04 " calcext:value-type="string">
            <text:p><text:s/>00:16:04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<text:s/>00:16:04 </text:p>
          </table:table-cell>
          <table:table-cell table:style-name="ce2" table:formula="of:=[.B34]" office:value-type="string" office:string-value=" 00:16:35 " calcext:value-type="string">
            <text:p><text:s/>00:16:35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<text:s/>00:16:35 </text:p>
          </table:table-cell>
          <table:table-cell table:style-name="ce2" table:formula="of:=[.B35]" office:value-type="string" office:string-value=" 00:17:07 " calcext:value-type="string">
            <text:p><text:s/>00:17:07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<text:s/>00:17:07 </text:p>
          </table:table-cell>
          <table:table-cell table:style-name="ce2" table:formula="of:=[.B36]" office:value-type="string" office:string-value=" 00:17:38 " calcext:value-type="string">
            <text:p><text:s/>00:17:38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<text:s/>00:17:38 </text:p>
          </table:table-cell>
          <table:table-cell table:style-name="ce2" table:formula="of:=[.B37]" office:value-type="string" office:string-value=" 00:18:09 " calcext:value-type="string">
            <text:p><text:s/>00:18:09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<text:s/>00:18:09 </text:p>
          </table:table-cell>
          <table:table-cell table:style-name="ce2" table:formula="of:=[.B38]" office:value-type="string" office:string-value=" 00:18:40 " calcext:value-type="string">
            <text:p><text:s/>00:18:40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<text:s/>00:18:40 </text:p>
          </table:table-cell>
          <table:table-cell table:style-name="ce2" table:formula="of:=[.B39]" office:value-type="string" office:string-value=" 00:19:12 " calcext:value-type="string">
            <text:p><text:s/>00:19:12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<text:s/>00:19:12 </text:p>
          </table:table-cell>
          <table:table-cell table:style-name="ce2" table:formula="of:=[.B40]" office:value-type="string" office:string-value=" 00:19:43 " calcext:value-type="string">
            <text:p><text:s/>00:19:43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<text:s/>00:19:43 </text:p>
          </table:table-cell>
          <table:table-cell table:style-name="ce2" table:formula="of:=[.B41]" office:value-type="string" office:string-value=" 00:20:14 " calcext:value-type="string">
            <text:p><text:s/>00:20:14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<text:s/>00:20:14 </text:p>
          </table:table-cell>
          <table:table-cell table:style-name="ce2" table:formula="of:=[.B42]" office:value-type="string" office:string-value=" 00:20:45 " calcext:value-type="string">
            <text:p><text:s/>00:20:45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<text:s/>00:20:45 </text:p>
          </table:table-cell>
          <table:table-cell table:style-name="ce2" table:formula="of:=[.B43]" office:value-type="string" office:string-value=" 00:21:16 " calcext:value-type="string">
            <text:p><text:s/>00:21:16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<text:s/>00:21:16 </text:p>
          </table:table-cell>
          <table:table-cell table:style-name="ce2" table:formula="of:=[.B44]" office:value-type="string" office:string-value=" 00:21:47 " calcext:value-type="string">
            <text:p><text:s/>00:21:47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<text:s/>00:21:47 </text:p>
          </table:table-cell>
          <table:table-cell table:style-name="ce2" table:formula="of:=[.B45]" office:value-type="string" office:string-value=" 00:22:18 " calcext:value-type="string">
            <text:p><text:s/>00:22:18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<text:s/>00:22:18 </text:p>
          </table:table-cell>
          <table:table-cell table:style-name="ce2" table:formula="of:=[.B46]" office:value-type="string" office:string-value=" 00:22:49 " calcext:value-type="string">
            <text:p><text:s/>00:22:49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<text:s/>00:22:49 </text:p>
          </table:table-cell>
          <table:table-cell table:style-name="ce2" table:formula="of:=[.B47]" office:value-type="string" office:string-value=" 00:23:19 " calcext:value-type="string">
            <text:p><text:s/>00:23:19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<text:s/>00:23:19 </text:p>
          </table:table-cell>
          <table:table-cell table:style-name="ce2" table:formula="of:=[.B48]" office:value-type="string" office:string-value=" 00:23:48 " calcext:value-type="string">
            <text:p><text:s/>00:23:48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<text:s/>00:23:48 </text:p>
          </table:table-cell>
          <table:table-cell table:style-name="ce2" table:formula="of:=[.B49]" office:value-type="string" office:string-value=" 00:24:20 " calcext:value-type="string">
            <text:p><text:s/>00:24:20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<text:s/>00:24:20 </text:p>
          </table:table-cell>
          <table:table-cell table:style-name="ce2" table:formula="of:=[.B50]" office:value-type="string" office:string-value=" 00:24:51 " calcext:value-type="string">
            <text:p><text:s/>00:24:51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<text:s/>00:24:51 </text:p>
          </table:table-cell>
          <table:table-cell table:style-name="ce2" table:formula="of:=[.B51]" office:value-type="string" office:string-value=" 00:25:22 " calcext:value-type="string">
            <text:p><text:s/>00:25:22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<text:s/>00:25:22 </text:p>
          </table:table-cell>
          <table:table-cell table:style-name="ce2" table:formula="of:=[.B52]" office:value-type="string" office:string-value=" 00:25:54 " calcext:value-type="string">
            <text:p><text:s/>00:25:54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<text:s/>00:25:54 </text:p>
          </table:table-cell>
          <table:table-cell table:style-name="ce2" table:formula="of:=[.B53]" office:value-type="string" office:string-value=" 00:26:28 " calcext:value-type="string">
            <text:p><text:s/>00:26:28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<text:s/>00:26:28 </text:p>
          </table:table-cell>
          <table:table-cell table:style-name="ce2" table:formula="of:=[.B54]" office:value-type="string" office:string-value=" 00:27:00 " calcext:value-type="string">
            <text:p><text:s/>00:27:00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<text:s/>00:27:00 </text:p>
          </table:table-cell>
          <table:table-cell table:style-name="ce2" table:formula="of:=[.B55]" office:value-type="string" office:string-value=" 00:27:31 " calcext:value-type="string">
            <text:p><text:s/>00:27:31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<text:s/>00:27:31 </text:p>
          </table:table-cell>
          <table:table-cell table:style-name="ce2" table:formula="of:=[.B56]" office:value-type="string" office:string-value=" 00:28:03 " calcext:value-type="string">
            <text:p><text:s/>00:28:03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<text:s/>00:28:03 </text:p>
          </table:table-cell>
          <table:table-cell table:style-name="ce2" table:formula="of:=[.B57]" office:value-type="string" office:string-value=" 00:28:34 " calcext:value-type="string">
            <text:p><text:s/>00:28:34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<text:s/>00:28:34 </text:p>
          </table:table-cell>
          <table:table-cell table:style-name="ce2" table:formula="of:=[.B58]" office:value-type="string" office:string-value=" 00:29:06 " calcext:value-type="string">
            <text:p><text:s/>00:29:06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<text:s/>00:29:06 </text:p>
          </table:table-cell>
          <table:table-cell table:style-name="ce2" table:formula="of:=[.B59]" office:value-type="string" office:string-value=" 00:29:37 " calcext:value-type="string">
            <text:p><text:s/>00:29:37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<text:s/>00:29:37 </text:p>
          </table:table-cell>
          <table:table-cell table:style-name="ce2" table:formula="of:=[.B60]" office:value-type="string" office:string-value=" 00:30:08 " calcext:value-type="string">
            <text:p><text:s/>00:30:08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<text:s/>00:30:08 </text:p>
          </table:table-cell>
          <table:table-cell table:style-name="ce2" table:formula="of:=[.B61]" office:value-type="string" office:string-value=" 00:30:39 " calcext:value-type="string">
            <text:p><text:s/>00:30:39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<text:s/>00:30:39 </text:p>
          </table:table-cell>
          <table:table-cell table:style-name="ce2" table:formula="of:=[.B62]" office:value-type="string" office:string-value=" 00:31:10 " calcext:value-type="string">
            <text:p><text:s/>00:31:10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<text:s/>00:31:10 </text:p>
          </table:table-cell>
          <table:table-cell table:style-name="ce2" table:formula="of:=[.B63]" office:value-type="string" office:string-value=" 00:31:41 " calcext:value-type="string">
            <text:p><text:s/>00:31:41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<text:s/>00:31:41 </text:p>
          </table:table-cell>
          <table:table-cell table:style-name="ce2" table:formula="of:=[.B64]" office:value-type="string" office:string-value=" 00:32:13 " calcext:value-type="string">
            <text:p><text:s/>00:32:13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<text:s/>00:32:13 </text:p>
          </table:table-cell>
          <table:table-cell table:style-name="ce2" table:formula="of:=[.B65]" office:value-type="string" office:string-value=" 00:32:44 " calcext:value-type="string">
            <text:p><text:s/>00:32:44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<text:s/>00:32:44 </text:p>
          </table:table-cell>
          <table:table-cell table:style-name="ce2" table:formula="of:=[.B66]" office:value-type="string" office:string-value=" 00:33:15 " calcext:value-type="string">
            <text:p><text:s/>00:33:15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<text:s/>00:33:15 </text:p>
          </table:table-cell>
          <table:table-cell table:style-name="ce2" table:formula="of:=[.B67]" office:value-type="string" office:string-value=" 00:33:46 " calcext:value-type="string">
            <text:p><text:s/>00:33:46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<text:s/>00:33:46 </text:p>
          </table:table-cell>
          <table:table-cell table:style-name="ce2" table:formula="of:=[.B68]" office:value-type="string" office:string-value=" 00:34:17 " calcext:value-type="string">
            <text:p><text:s/>00:34:17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<text:s/>00:34:17 </text:p>
          </table:table-cell>
          <table:table-cell table:style-name="ce2" table:formula="of:=[.B69]" office:value-type="string" office:string-value=" 00:34:48 " calcext:value-type="string">
            <text:p><text:s/>00:34:48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<text:s/>00:34:48 </text:p>
          </table:table-cell>
          <table:table-cell table:style-name="ce2" table:formula="of:=[.B70]" office:value-type="string" office:string-value=" 00:35:19 " calcext:value-type="string">
            <text:p><text:s/>00:35:19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<text:s/>00:35:19 </text:p>
          </table:table-cell>
          <table:table-cell table:style-name="ce2" table:formula="of:=[.B71]" office:value-type="string" office:string-value=" 00:35:51 " calcext:value-type="string">
            <text:p><text:s/>00:35:51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<text:s/>00:35:51 </text:p>
          </table:table-cell>
          <table:table-cell table:style-name="ce2" table:formula="of:=[.B72]" office:value-type="string" office:string-value=" 00:36:22 " calcext:value-type="string">
            <text:p><text:s/>00:36:22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<text:s/>00:36:22 </text:p>
          </table:table-cell>
          <table:table-cell table:style-name="ce2" table:formula="of:=[.B73]" office:value-type="string" office:string-value=" 00:36:53 " calcext:value-type="string">
            <text:p><text:s/>00:36:53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<text:s/>00:36:53 </text:p>
          </table:table-cell>
          <table:table-cell table:style-name="ce2" table:formula="of:=[.B74]" office:value-type="string" office:string-value=" 00:37:24 " calcext:value-type="string">
            <text:p><text:s/>00:37:24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<text:s/>00:37:24 </text:p>
          </table:table-cell>
          <table:table-cell table:style-name="ce2" table:formula="of:=[.B75]" office:value-type="string" office:string-value=" 00:37:56 " calcext:value-type="string">
            <text:p><text:s/>00:37:56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<text:s/>00:37:56 </text:p>
          </table:table-cell>
          <table:table-cell table:style-name="ce2" table:formula="of:=[.B76]" office:value-type="string" office:string-value=" 00:38:27 " calcext:value-type="string">
            <text:p><text:s/>00:38:27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<text:s/>00:38:27 </text:p>
          </table:table-cell>
          <table:table-cell table:style-name="ce2" table:formula="of:=[.B77]" office:value-type="string" office:string-value=" 00:38:58 " calcext:value-type="string">
            <text:p><text:s/>00:38:58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<text:s/>00:38:58 </text:p>
          </table:table-cell>
          <table:table-cell table:style-name="ce2" table:formula="of:=[.B78]" office:value-type="string" office:string-value=" 00:39:30 " calcext:value-type="string">
            <text:p><text:s/>00:39:30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<text:s/>00:39:30 </text:p>
          </table:table-cell>
          <table:table-cell table:style-name="ce2" table:formula="of:=[.B79]" office:value-type="string" office:string-value=" 00:40:01 " calcext:value-type="string">
            <text:p><text:s/>00:40:01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<text:s/>00:40:01 </text:p>
          </table:table-cell>
          <table:table-cell table:style-name="ce2" table:formula="of:=[.B80]" office:value-type="string" office:string-value=" 00:40:32 " calcext:value-type="string">
            <text:p><text:s/>00:40:32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<text:s/>00:40:32 </text:p>
          </table:table-cell>
          <table:table-cell table:style-name="ce2" table:formula="of:=[.B81]" office:value-type="string" office:string-value=" 00:41:03 " calcext:value-type="string">
            <text:p><text:s/>00:41:03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<text:s/>00:41:03 </text:p>
          </table:table-cell>
          <table:table-cell table:style-name="ce2" table:formula="of:=[.B82]" office:value-type="string" office:string-value=" 00:41:35 " calcext:value-type="string">
            <text:p><text:s/>00:41:35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<text:s/>00:41:35 </text:p>
          </table:table-cell>
          <table:table-cell table:style-name="ce2" table:formula="of:=[.B83]" office:value-type="string" office:string-value=" 00:42:06 " calcext:value-type="string">
            <text:p><text:s/>00:42:06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<text:s/>00:42:06 </text:p>
          </table:table-cell>
          <table:table-cell table:style-name="ce2" table:formula="of:=[.B84]" office:value-type="string" office:string-value=" 00:42:37 " calcext:value-type="string">
            <text:p><text:s/>00:42:37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<text:s/>00:42:37 </text:p>
          </table:table-cell>
          <table:table-cell table:style-name="ce2" table:formula="of:=[.B85]" office:value-type="string" office:string-value=" 00:43:08 " calcext:value-type="string">
            <text:p><text:s/>00:43:08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<text:s/>00:43:08 </text:p>
          </table:table-cell>
          <table:table-cell table:style-name="ce2" table:formula="of:=[.B86]" office:value-type="string" office:string-value=" 00:43:40 " calcext:value-type="string">
            <text:p><text:s/>00:43:40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<text:s/>00:43:40 </text:p>
          </table:table-cell>
          <table:table-cell table:style-name="ce2" table:formula="of:=[.B87]" office:value-type="string" office:string-value=" 00:44:11 " calcext:value-type="string">
            <text:p><text:s/>00:44:11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<text:s/>00:44:11 </text:p>
          </table:table-cell>
          <table:table-cell table:style-name="ce2" table:formula="of:=[.B88]" office:value-type="string" office:string-value=" 00:44:42 " calcext:value-type="string">
            <text:p><text:s/>00:44:42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<text:s/>00:44:42 </text:p>
          </table:table-cell>
          <table:table-cell table:style-name="ce2" table:formula="of:=[.B89]" office:value-type="string" office:string-value=" 00:45:13 " calcext:value-type="string">
            <text:p><text:s/>00:45:13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<text:s/>00:45:13 </text:p>
          </table:table-cell>
          <table:table-cell table:style-name="ce2" table:formula="of:=[.B90]" office:value-type="string" office:string-value=" 00:45:44 " calcext:value-type="string">
            <text:p><text:s/>00:45:44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<text:s/>00:45:44 </text:p>
          </table:table-cell>
          <table:table-cell table:style-name="ce2" table:formula="of:=[.B91]" office:value-type="string" office:string-value=" 00:46:15 " calcext:value-type="string">
            <text:p><text:s/>00:46:15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<text:s/>00:46:15 </text:p>
          </table:table-cell>
          <table:table-cell table:style-name="ce2" table:formula="of:=[.B92]" office:value-type="string" office:string-value=" 00:46:45 " calcext:value-type="string">
            <text:p><text:s/>00:46:45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<text:s/>00:46:45 </text:p>
          </table:table-cell>
          <table:table-cell table:style-name="ce2" table:formula="of:=[.B93]" office:value-type="string" office:string-value=" 00:47:15 " calcext:value-type="string">
            <text:p><text:s/>00:47:15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<text:s/>00:47:15 </text:p>
          </table:table-cell>
          <table:table-cell table:style-name="ce2" table:formula="of:=[.B94]" office:value-type="string" office:string-value=" 00:47:46 " calcext:value-type="string">
            <text:p><text:s/>00:47:46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<text:s/>00:47:46 </text:p>
          </table:table-cell>
          <table:table-cell table:style-name="ce2" table:formula="of:=[.B95]" office:value-type="string" office:string-value=" 00:48:17 " calcext:value-type="string">
            <text:p><text:s/>00:48:17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<text:s/>00:48:17 </text:p>
          </table:table-cell>
          <table:table-cell table:style-name="ce2" table:formula="of:=[.B96]" office:value-type="string" office:string-value=" 00:48:49 " calcext:value-type="string">
            <text:p><text:s/>00:48:49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<text:s/>00:48:49 </text:p>
          </table:table-cell>
          <table:table-cell table:style-name="ce2" table:formula="of:=[.B97]" office:value-type="string" office:string-value=" 00:49:20 " calcext:value-type="string">
            <text:p><text:s/>00:49:20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<text:s/>00:49:20 </text:p>
          </table:table-cell>
          <table:table-cell table:style-name="ce2" table:formula="of:=[.B98]" office:value-type="string" office:string-value=" 00:49:51 " calcext:value-type="string">
            <text:p><text:s/>00:49:51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<text:s/>00:49:51 </text:p>
          </table:table-cell>
          <table:table-cell table:style-name="ce2" table:formula="of:=[.B99]" office:value-type="string" office:string-value=" 00:50:22 " calcext:value-type="string">
            <text:p><text:s/>00:50:22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<text:s/>00:50:22 </text:p>
          </table:table-cell>
          <table:table-cell table:style-name="ce2" table:formula="of:=[.B100]" office:value-type="string" office:string-value=" 00:50:53 " calcext:value-type="string">
            <text:p><text:s/>00:50:53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<text:s/>00:50:53 </text:p>
          </table:table-cell>
          <table:table-cell table:style-name="ce2" table:formula="of:=[.B101]" office:value-type="string" office:string-value=" 00:51:24 " calcext:value-type="string">
            <text:p><text:s/>00:51:24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<text:s/>00:51:24 </text:p>
          </table:table-cell>
          <table:table-cell table:style-name="ce3"/>
          <table:table-cell table:style-name="ce2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4"/>
          <table:table-cell table:style-name="ce5"/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<text:s/></text:p>
          </table:table-cell>
        </table:table-row>
        <table:table-row table:style-name="ro1" table:number-rows-repeated="104847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ime" table:style-name="ta1">
        <table:shapes>
          <draw:frame draw:z-index="0" draw:style-name="gr1" draw:text-style-name="P1" svg:width="17.15cm" svg:height="7.572cm" svg:x="0.023cm" svg:y="5.032cm">
            <draw:object draw:notify-on-update-of-ranges="Time.A3:Time.A5 Time.C2:Time.C2 Time.C3:Time.C5 Time.D2:Time.D2 Time.D3:Time.D5 Time.E2:Time.E2 Time.E3:Time.E5 Time.F2:Time.F2 Time.F3:Time.F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439cm" svg:height="9.009cm" svg:x="16.65cm" svg:y="1.978cm">
            <draw:object draw:notify-on-update-of-ranges="Time.A3:Time.A4 Time.B2:Time.B2 Time.B3:Time.B4 Time.C2:Time.C2 Time.C3:Time.C4 Time.D2:Time.D2 Time.D3:Time.D4 Time.E2:Time.E2 Time.E3:Time.E4 Time.G2:Time.G2 Time.G3:Time.G4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3" table:number-columns-repeated="11" table:default-cell-style-name="Default"/>
        <table:table-row table:style-name="ro1">
          <table:table-cell table:style-name="ce4" office:value-type="string" calcext:value-type="string">
            <text:p>Distribuição do tempo por granularidade</text:p>
          </table:table-cell>
          <table:table-cell table:style-name="ce5" table:number-columns-repeated="2"/>
          <table:table-cell table:number-columns-repeated="8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Compiladas</text:p>
          </table:table-cell>
          <table:table-cell office:value-type="string" calcext:value-type="string">
            <text:p>Emuladas</text:p>
          </table:table-cell>
          <table:table-cell office:value-type="string" calcext:value-type="string">
            <text:p>Repetidas</text:p>
          </table:table-cell>
          <table:table-cell/>
          <table:table-cell office:value-type="string" calcext:value-type="string">
            <text:p>Tempo/Emuladas</text:p>
          </table:table-cell>
          <table:table-cell table:number-columns-repeated="2"/>
          <table:table-cell office:value-type="string" calcext:value-type="string">
            <text:p>Effectiveness</text:p>
          </table:table-cell>
          <table:table-cell office:value-type="string" calcext:value-type="string">
            <text:p>Time in eff</text:p>
          </table:table-cell>
        </table:table-row>
        <table:table-row table:style-name="ro2">
          <table:table-cell office:value-type="string" calcext:value-type="string">
            <text:p>Aleatória</text:p>
          </table:table-cell>
          <table:table-cell table:style-name="ce2" office:value-type="time" office:time-value="PT00H29M03S" calcext:value-type="time">
            <text:p>00:29:03</text:p>
          </table:table-cell>
          <table:table-cell table:style-name="ce2" table:formula="of:=[.B3]*0.57/2" office:value-type="time" office:time-value="PT00H08M16.755S" calcext:value-type="time">
            <text:p>00:08:17</text:p>
          </table:table-cell>
          <table:table-cell table:style-name="ce2" table:formula="of:=[.B3]*0.39/2" office:value-type="time" office:time-value="PT00H05M39.885S" calcext:value-type="time">
            <text:p>00:05:40</text:p>
          </table:table-cell>
          <table:table-cell table:style-name="ce2" table:formula="of:=[.B3]*0.12/2" office:value-type="time" office:time-value="PT00H01M44.58S" calcext:value-type="time">
            <text:p>00:01:45</text:p>
          </table:table-cell>
          <table:table-cell table:style-name="ce2"/>
          <table:table-cell table:style-name="ce2" table:formula="of:=[.B3]/[.D3]" office:value-type="time" office:time-value="PT123H04M36.923076923S" calcext:value-type="time">
            <text:p>03:04:37</text:p>
          </table:table-cell>
          <table:table-cell table:number-columns-repeated="2"/>
          <table:table-cell table:style-name="ce6" table:formula="of:=7/100" office:value-type="percentage" office:value="0.07" calcext:value-type="percentage">
            <text:p>7,00%</text:p>
          </table:table-cell>
          <table:table-cell table:style-name="ce2" table:formula="of:=[.B3]*[.J3]" office:value-type="time" office:time-value="PT00H02M02.01S" calcext:value-type="time">
            <text:p>00:02:02</text:p>
          </table:table-cell>
        </table:table-row>
        <table:table-row table:style-name="ro2">
          <table:table-cell office:value-type="string" calcext:value-type="string">
            <text:p>Parcialmente aleatória</text:p>
          </table:table-cell>
          <table:table-cell table:number-columns-repeated="2" table:style-name="ce2" office:value-type="time" office:time-value="PT00H30M26S" calcext:value-type="time">
            <text:p>00:30:26</text:p>
          </table:table-cell>
          <table:table-cell table:style-name="ce2" table:formula="of:=[.C4]/8" office:value-type="time" office:time-value="PT00H03M48.25S" calcext:value-type="time">
            <text:p>00:03:48</text:p>
          </table:table-cell>
          <table:table-cell table:style-name="ce2" table:formula="of:=[.D4]*0.23" office:value-type="time" office:time-value="PT00H00M52.4975S" calcext:value-type="time">
            <text:p>00:00:52</text:p>
          </table:table-cell>
          <table:table-cell table:style-name="ce2"/>
          <table:table-cell table:style-name="ce2" table:formula="of:=[.B4]/[.D4]" office:value-type="time" office:time-value="PT192H00M00S" calcext:value-type="time">
            <text:p>00:00:00</text:p>
          </table:table-cell>
          <table:table-cell table:number-columns-repeated="2"/>
          <table:table-cell table:style-name="ce6" table:formula="of:=2/2" office:value-type="percentage" office:value="1" calcext:value-type="percentage">
            <text:p>100,00%</text:p>
          </table:table-cell>
          <table:table-cell table:style-name="ce2" table:formula="of:=[.B4]*[.J4]" office:value-type="time" office:time-value="PT00H30M26S" calcext:value-type="time">
            <text:p>00:30:26</text:p>
          </table:table-cell>
        </table:table-row>
        <table:table-row table:style-name="ro2">
          <table:table-cell office:value-type="string" calcext:value-type="string">
            <text:p>Determinada</text:p>
          </table:table-cell>
          <table:table-cell table:number-columns-repeated="2" table:style-name="ce2" office:value-type="time" office:time-value="PT00H29M01S" calcext:value-type="time">
            <text:p>00:29:01</text:p>
          </table:table-cell>
          <table:table-cell table:style-name="ce2" table:formula="of:=[.B5]/10" office:value-type="time" office:time-value="PT00H02M54.1S" calcext:value-type="time">
            <text:p>00:02:54</text:p>
          </table:table-cell>
          <table:table-cell table:style-name="ce2" office:value-type="time" office:time-value="PT00H00M00S" calcext:value-type="time">
            <text:p>00:00:00</text:p>
          </table:table-cell>
          <table:table-cell table:style-name="ce2"/>
          <table:table-cell table:style-name="ce2" table:formula="of:=[.B5]/[.D5]" office:value-type="time" office:time-value="PT240H00M00S" calcext:value-type="time">
            <text:p>00:00:00</text:p>
          </table:table-cell>
          <table:table-cell table:number-columns-repeated="4"/>
        </table:table-row>
        <table:table-row table:style-name="ro2" table:number-rows-repeated="27">
          <table:table-cell table:number-columns-repeated="11"/>
        </table:table-row>
        <table:table-row table:style-name="ro1" table:number-rows-repeated="104854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mory" table:style-name="ta1">
        <table:shapes>
          <draw:frame draw:z-index="0" draw:style-name="gr1" draw:text-style-name="P1" svg:width="15.439cm" svg:height="9.009cm" svg:x="4.517cm" svg:y="9.935cm">
            <draw:object draw:notify-on-update-of-ranges="Time.A3:Time.A4 Time.B2:Time.B2 Time.B3:Time.B4 Time.C2:Time.C2 Time.C3:Time.C4 Time.D2:Time.D2 Time.D3:Time.D4 Time.E2:Time.E2 Time.E3:Time.E4 Time.G2:Time.G2 Time.G3:Time.G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8" table:default-cell-style-name="Default"/>
        <table:table-row table:style-name="ro1">
          <table:table-cell/>
          <table:table-cell table:style-name="ce7" office:value-type="string" calcext:value-type="string">
            <text:p>Application</text:p>
          </table:table-cell>
          <table:table-cell table:style-name="ce7" office:value-type="string" calcext:value-type="string">
            <text:p>Application with <text:s/>debug information</text:p>
          </table:table-cell>
          <table:table-cell office:value-type="string" calcext:value-type="string">
            <text:p>Extra information</text:p>
          </table:table-cell>
          <table:table-cell table:number-columns-repeated="4"/>
        </table:table-row>
        <table:table-row table:style-name="ro1">
          <table:table-cell/>
          <table:table-cell table:style-name="ce8" table:number-columns-repeated="3"/>
          <table:table-cell table:number-columns-repeated="2"/>
          <table:table-cell office:value-type="float" office:value="45612" calcext:value-type="float">
            <text:p>45612</text:p>
          </table:table-cell>
          <table:table-cell office:value-type="float" office:value="417043" calcext:value-type="float">
            <text:p>417043</text:p>
          </table:table-cell>
        </table:table-row>
        <table:table-row table:style-name="ro1">
          <table:table-cell office:value-type="string" calcext:value-type="string">
            <text:p>DMEC</text:p>
          </table:table-cell>
          <table:table-cell table:style-name="ce8" office:value-type="float" office:value="70" calcext:value-type="float">
            <text:p>70 kB</text:p>
          </table:table-cell>
          <table:table-cell table:style-name="ce8" office:value-type="float" office:value="226" calcext:value-type="float">
            <text:p>226 kB</text:p>
          </table:table-cell>
          <table:table-cell table:style-name="ce8" office:value-type="float" office:value="156" calcext:value-type="float">
            <text:p>156 kB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17" calcext:value-type="float">
            <text:p>417</text:p>
          </table:table-cell>
          <table:table-cell/>
          <table:table-cell table:formula="of:=[.C9]/[.B9]" office:value-type="float" office:value="9.26666666666667" calcext:value-type="float">
            <text:p>9,266666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26" calcext:value-type="float">
            <text:p>226</text:p>
          </table:table-cell>
          <table:table-cell/>
          <table:table-cell table:formula="of:=[.C10]/[.B10]" office:value-type="float" office:value="3.22857142857143" calcext:value-type="float">
            <text:p>3,2285714286</text:p>
          </table:table-cell>
          <table:table-cell table:number-columns-repeated="3"/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min-integer-digits="1"/>
      <number:text> kB</number:text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00/00/0000</text:date>, <text:time style:data-style-name="N2" text:time-value="18:26:59.4048198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4-12-07T18:41:34.404402866</dc:date>
    <dc:creator>tinha </dc:creator>
    <meta:editing-duration>PT20H5M30S</meta:editing-duration>
    <meta:editing-cycles>13</meta:editing-cycles>
    <meta:document-statistic meta:table-count="3" meta:cell-count="37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63cm" svg:height="9.055cm" xlink:href=".." xlink:type="simple" chart:class="chart:bar" chart:style-name="ch1">
        <chart:title svg:x="1.836cm" svg:y="0.152cm" chart:style-name="ch2">
          <text:p>Classificação das tentativas por  granularidade</text:p>
        </chart:title>
        <chart:legend svg:x="11.261cm" svg:y="0.848cm" style:legend-expansion="custom" chartooo:width="3.281cm" chartooo:height="2.051cm" style:legend-expansion-aspect-ratio="1.59970745977572" chart:style-name="ch3"/>
        <chart:plot-area chart:style-name="ch4" table:cell-range-address="Log.D1:Log.G4" chart:data-source-has-labels="both" svg:x="0.667cm" svg:y="0.828cm" svg:width="12.835cm" svg:height="7.846cm">
          <chartooo:coordinate-region svg:x="0.667cm" svg:y="0.828cm" svg:width="12.835cm" svg:height="7.199cm"/>
          <chart:axis chart:dimension="x" chart:name="primary-x" chart:style-name="ch5" chartooo:axis-type="auto">
            <chartooo:date-scale/>
            <chart:categories table:cell-range-address="Log.D2:Log.D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.E2:Log.E4" chart:label-cell-address="Log.E1:Log.E1" chart:class="chart:bar">
            <chart:data-point chart:repeated="3"/>
          </chart:series>
          <chart:series chart:style-name="ch9" chart:values-cell-range-address="Log.F2:Log.F4" chart:label-cell-address="Log.F1:Log.F1" chart:class="chart:bar">
            <chart:data-point chart:repeated="3"/>
          </chart:series>
          <chart:series chart:style-name="ch10" chart:values-cell-range-address="Log.G2:Log.G4" chart:label-cell-address="Log.G1:Log.G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iladas</text:p>
                <draw:g>
                  <svg:desc>Log.E1:Log.E1</svg:desc>
                </draw:g>
              </table:table-cell>
              <table:table-cell office:value-type="string">
                <text:p>Emuladas</text:p>
                <draw:g>
                  <svg:desc>Log.F1:Log.F1</svg:desc>
                </draw:g>
              </table:table-cell>
              <table:table-cell office:value-type="string">
                <text:p>Repetidas</text:p>
                <draw:g>
                  <svg:desc>Log.G1:Log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eatória</text:p>
                <draw:g>
                  <svg:desc>Log.D2:Log.D4</svg:desc>
                </draw:g>
              </table:table-cell>
              <table:table-cell office:value-type="float" office:value="34">
                <text:p>34</text:p>
                <draw:g>
                  <svg:desc>Log.E2:Log.E4</svg:desc>
                </draw:g>
              </table:table-cell>
              <table:table-cell office:value-type="float" office:value="19">
                <text:p>19</text:p>
                <draw:g>
                  <svg:desc>Log.F2:Log.F4</svg:desc>
                </draw:g>
              </table:table-cell>
              <table:table-cell office:value-type="float" office:value="3">
                <text:p>3</text:p>
                <draw:g>
                  <svg:desc>Log.G2:Log.G4</svg:desc>
                </draw:g>
              </table:table-cell>
            </table:table-row>
            <table:table-row>
              <table:table-cell office:value-type="string">
                <text:p>Parcialmente aleatória</text:p>
              </table:table-cell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eterminada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1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1">
      <style:chart-properties chart:link-data-style-to-source="true" chart:data-label-number="value" chart:data-label-text="false" chart:data-label-symbol="false"/>
      <style:graphic-properties draw:stroke="none" draw:fill-color="#004586" draw:fill-hatch-name="Black_20_90_20_Degrees" dr3d:edge-rounding="5%"/>
      <style:text-properties fo:font-size="10pt" style:font-size-asian="10pt" style:font-size-complex="10pt"/>
    </style:style>
    <style:style style:name="ch9" style:family="chart" style:data-style-name="N41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41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41">
      <style:chart-properties chart:link-data-style-to-source="true" chart:data-label-number="value" chart:data-label-text="false" chart:data-label-symbol="false"/>
      <style:graphic-properties draw:stroke="none" draw:fill-color="#7e0021" draw:fill-hatch-name="Red_20_Crossed_20_45_20_Degrees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151cm" svg:height="7.573cm" xlink:href=".." xlink:type="simple" chart:class="chart:bar" chart:style-name="ch1">
        <chart:title svg:x="4.584cm" svg:y="0.31cm" chart:style-name="ch2">
          <text:p>Distribuição do tempo por granularidade</text:p>
        </chart:title>
        <chart:legend svg:x="6.468cm" svg:y="6.878cm" style:legend-expansion="custom" chartooo:width="7.568cm" chartooo:height="0.694cm" style:legend-expansion-aspect-ratio="10.9048991354467" chart:style-name="ch3"/>
        <chart:plot-area chart:style-name="ch4" table:cell-range-address="Time.A3:Time.A5 Time.C2:Time.F5" chart:data-source-has-labels="both" svg:x="0.919cm" svg:y="0.954cm" svg:width="15.329cm" svg:height="5.133cm">
          <chartooo:coordinate-region svg:x="4.583cm" svg:y="0.954cm" svg:width="11.665cm" svg:height="5.133cm"/>
          <chart:axis chart:dimension="x" chart:name="primary-x" chart:style-name="ch5" chartooo:axis-type="auto">
            <chartooo:date-scale/>
            <chart:categories table:cell-range-address="Time.A3:Time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me.C3:Time.C5" chart:label-cell-address="Time.C2:Time.C2" chart:class="chart:bar">
            <chart:data-point chart:repeated="3"/>
          </chart:series>
          <chart:series chart:style-name="ch9" chart:values-cell-range-address="Time.D3:Time.D5" chart:label-cell-address="Time.D2:Time.D2" chart:class="chart:bar">
            <chart:data-point chart:repeated="3"/>
          </chart:series>
          <chart:series chart:style-name="ch10" chart:values-cell-range-address="Time.E3:Time.E5" chart:label-cell-address="Time.E2:Time.E2" chart:class="chart:bar">
            <chart:data-point chart:repeated="3"/>
          </chart:series>
          <chart:series chart:style-name="ch11" chart:values-cell-range-address="Time.F3:Time.F5" chart:label-cell-address="Time.F2:Time.F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iladas</text:p>
                <draw:g>
                  <svg:desc>Time.C2:Time.C2</svg:desc>
                </draw:g>
              </table:table-cell>
              <table:table-cell office:value-type="string">
                <text:p>Emuladas</text:p>
                <draw:g>
                  <svg:desc>Time.D2:Time.D2</svg:desc>
                </draw:g>
              </table:table-cell>
              <table:table-cell office:value-type="string">
                <text:p>Repetidas</text:p>
                <draw:g>
                  <svg:desc>Time.E2:Time.E2</svg:desc>
                </draw:g>
              </table:table-cell>
              <table:table-cell office:value-type="string">
                <text:p/>
                <draw:g>
                  <svg:desc>Time.F2:Time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eatória</text:p>
                <draw:g>
                  <svg:desc>Time.A3:Time.A5</svg:desc>
                </draw:g>
              </table:table-cell>
              <table:table-cell office:value-type="float" office:value="0.00574947916666667">
                <text:p>0.00574947916666667</text:p>
                <draw:g>
                  <svg:desc>Time.C3:Time.C5</svg:desc>
                </draw:g>
              </table:table-cell>
              <table:table-cell office:value-type="float" office:value="0.00393385416666667">
                <text:p>0.00393385416666667</text:p>
                <draw:g>
                  <svg:desc>Time.D3:Time.D5</svg:desc>
                </draw:g>
              </table:table-cell>
              <table:table-cell office:value-type="float" office:value="0.00121041666666667">
                <text:p>0.00121041666666667</text:p>
                <draw:g>
                  <svg:desc>Time.E3:Time.E5</svg:desc>
                </draw:g>
              </table:table-cell>
              <table:table-cell office:value-type="float" office:value="NaN">
                <text:p>NaN</text:p>
                <draw:g>
                  <svg:desc>Time.F3:Time.F5</svg:desc>
                </draw:g>
              </table:table-cell>
            </table:table-row>
            <table:table-row>
              <table:table-cell office:value-type="string">
                <text:p>Parcialmente aleatória</text:p>
              </table:table-cell>
              <table:table-cell office:value-type="float" office:value="0.0211342592592593">
                <text:p>0.0211342592592593</text:p>
              </table:table-cell>
              <table:table-cell office:value-type="float" office:value="0.00264178240740741">
                <text:p>0.00264178240740741</text:p>
              </table:table-cell>
              <table:table-cell office:value-type="float" office:value="0.000607609953703704">
                <text:p>0.000607609953703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erminada</text:p>
              </table:table-cell>
              <table:table-cell office:value-type="float" office:value="0.020150462962963">
                <text:p>0.020150462962963</text:p>
              </table:table-cell>
              <table:table-cell office:value-type="float" office:value="0.0020150462962963">
                <text:p>0.002015046296296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Triple_20_90_20_Degrees" draw:display-name="Blue Triple 90 Degrees" draw:style="triple" draw:color="#0000ff" draw:distance="0.102cm" draw:rotation="900"/>
    <draw:hatch draw:name="Red_20_Crossed_20_45_20_Degrees" draw:display-name="Red Crossed 45 Degrees" draw:style="double" draw:color="#800000" draw:distance="0.076cm" draw:rotation="450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1">
      <style:chart-properties chart:link-data-style-to-source="true"/>
      <style:graphic-properties draw:fill="hatch" draw:fill-color="#004586" draw:fill-hatch-name="Black_20_45_20_Degrees" dr3d:edge-rounding="5%"/>
      <style:text-properties fo:font-size="10pt" style:font-size-asian="10pt" style:font-size-complex="10pt"/>
    </style:style>
    <style:style style:name="ch9" style:family="chart" style:data-style-name="N41">
      <style:chart-properties chart:link-data-style-to-source="true"/>
      <style:graphic-properties draw:fill="hatch" draw:fill-color="#ff420e" draw:fill-hatch-name="Red_20_Crossed_20_45_20_Degrees" dr3d:edge-rounding="5%"/>
      <style:text-properties fo:font-size="10pt" style:font-size-asian="10pt" style:font-size-complex="10pt"/>
    </style:style>
    <style:style style:name="ch10" style:family="chart" style:data-style-name="N41">
      <style:chart-properties chart:link-data-style-to-source="true"/>
      <style:graphic-properties draw:fill="hatch" draw:fill-color="#ffd320" draw:fill-hatch-name="Black_20_90_20_Degrees" dr3d:edge-rounding="5%"/>
      <style:text-properties fo:font-size="10pt" style:font-size-asian="10pt" style:font-size-complex="10pt"/>
    </style:style>
    <style:style style:name="ch11" style:family="chart" style:data-style-name="N41">
      <style:chart-properties chart:link-data-style-to-source="true"/>
      <style:graphic-properties draw:fill="hatch" draw:fill-color="#579d1c" draw:fill-hatch-name="Blue_20_Triple_20_90_20_Degrees" dr3d:edge-rounding="5%"/>
      <style:text-properties fo:font-size="10pt" style:font-size-asian="10pt" style:font-size-complex="10pt"/>
    </style:style>
    <style:style style:name="ch12" style:family="chart" style:data-style-name="N41">
      <style:chart-properties chart:link-data-style-to-source="true" chart:data-label-number="value" chart:data-label-text="false" chart:data-label-symbol="false"/>
      <style:graphic-properties draw:fill="hatch" draw:fill-color="#7e0021" draw:fill-hatch-name="Black_20_0_20_Degrees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4cm" svg:height="9.01cm" xlink:href=".." xlink:type="simple" chart:class="chart:bar" chart:style-name="ch1">
        <chart:title svg:x="3.939cm" svg:y="1.174cm" chart:style-name="ch2">
          <text:p>Time Consumption</text:p>
        </chart:title>
        <chart:legend svg:x="8.285cm" svg:y="2.257cm" style:legend-expansion="custom" chartooo:width="3.805cm" chartooo:height="2.593cm" style:legend-expansion-aspect-ratio="1.46741226378712" chart:style-name="ch3"/>
        <chart:plot-area chart:style-name="ch4" table:cell-range-address="Time.A3:Time.E4 Time.A2:Time.E2 Time.G2:Time.G4" chart:data-source-has-labels="both" svg:x="0.135cm" svg:y="1.948cm" svg:width="12.081cm" svg:height="6.961cm">
          <chartooo:coordinate-region svg:x="1.709cm" svg:y="2.147cm" svg:width="10.507cm" svg:height="6.115cm"/>
          <chart:axis chart:dimension="x" chart:name="primary-x" chart:style-name="ch5" chartooo:axis-type="auto">
            <chartooo:date-scale/>
            <chart:categories table:cell-range-address="Time.A3:Tim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me.B3:Time.B4" chart:label-cell-address="Time.B2:Time.B2" chart:class="chart:bar">
            <chart:data-point chart:repeated="2"/>
          </chart:series>
          <chart:series chart:style-name="ch9" chart:values-cell-range-address="Time.C3:Time.C4" chart:label-cell-address="Time.C2:Time.C2" chart:class="chart:bar">
            <chart:data-point chart:repeated="2"/>
          </chart:series>
          <chart:series chart:style-name="ch10" chart:values-cell-range-address="Time.D3:Time.D4" chart:label-cell-address="Time.D2:Time.D2" chart:class="chart:bar">
            <chart:data-point chart:repeated="2"/>
          </chart:series>
          <chart:series chart:style-name="ch11" chart:values-cell-range-address="Time.E3:Time.E4" chart:label-cell-address="Time.E2:Time.E2" chart:class="chart:bar">
            <chart:data-point chart:repeated="2"/>
          </chart:series>
          <chart:series chart:style-name="ch12" chart:values-cell-range-address="Time.G3:Time.G4" chart:label-cell-address="Time.G2:Time.G2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Time.B2:Time.B2</svg:desc>
                </draw:g>
              </table:table-cell>
              <table:table-cell office:value-type="string">
                <text:p>Compiladas</text:p>
                <draw:g>
                  <svg:desc>Time.C2:Time.C2</svg:desc>
                </draw:g>
              </table:table-cell>
              <table:table-cell office:value-type="string">
                <text:p>Emuladas</text:p>
                <draw:g>
                  <svg:desc>Time.D2:Time.D2</svg:desc>
                </draw:g>
              </table:table-cell>
              <table:table-cell office:value-type="string">
                <text:p>Repetidas</text:p>
                <draw:g>
                  <svg:desc>Time.E2:Time.E2</svg:desc>
                </draw:g>
              </table:table-cell>
              <table:table-cell office:value-type="string">
                <text:p>Tempo/Emuladas</text:p>
                <draw:g>
                  <svg:desc>Time.G2:Time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eatória</text:p>
                <draw:g>
                  <svg:desc>Time.A3:Time.A4</svg:desc>
                </draw:g>
              </table:table-cell>
              <table:table-cell office:value-type="float" office:value="0.0201736111111111">
                <text:p>0.0201736111111111</text:p>
                <draw:g>
                  <svg:desc>Time.B3:Time.B4</svg:desc>
                </draw:g>
              </table:table-cell>
              <table:table-cell office:value-type="float" office:value="0.00574947916666667">
                <text:p>0.00574947916666667</text:p>
                <draw:g>
                  <svg:desc>Time.C3:Time.C4</svg:desc>
                </draw:g>
              </table:table-cell>
              <table:table-cell office:value-type="float" office:value="0.00393385416666667">
                <text:p>0.00393385416666667</text:p>
                <draw:g>
                  <svg:desc>Time.D3:Time.D4</svg:desc>
                </draw:g>
              </table:table-cell>
              <table:table-cell office:value-type="float" office:value="0.00121041666666667">
                <text:p>0.00121041666666667</text:p>
                <draw:g>
                  <svg:desc>Time.E3:Time.E4</svg:desc>
                </draw:g>
              </table:table-cell>
              <table:table-cell office:value-type="float" office:value="5.12820512820513">
                <text:p>5.12820512820513</text:p>
                <draw:g>
                  <svg:desc>Time.G3:Time.G4</svg:desc>
                </draw:g>
              </table:table-cell>
            </table:table-row>
            <table:table-row>
              <table:table-cell office:value-type="string">
                <text:p>Parcialmente aleatória</text:p>
              </table:table-cell>
              <table:table-cell office:value-type="float" office:value="0.0211342592592593">
                <text:p>0.0211342592592593</text:p>
              </table:table-cell>
              <table:table-cell office:value-type="float" office:value="0.0211342592592593">
                <text:p>0.0211342592592593</text:p>
              </table:table-cell>
              <table:table-cell office:value-type="float" office:value="0.00264178240740741">
                <text:p>0.00264178240740741</text:p>
              </table:table-cell>
              <table:table-cell office:value-type="float" office:value="0.000607609953703704">
                <text:p>0.000607609953703704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Triple_20_90_20_Degrees" draw:display-name="Blue Triple 90 Degrees" draw:style="triple" draw:color="#0000ff" draw:distance="0.102cm" draw:rotation="900"/>
    <draw:hatch draw:name="Red_20_Crossed_20_45_20_Degrees" draw:display-name="Red Crossed 45 Degrees" draw:style="double" draw:color="#800000" draw:distance="0.076cm" draw:rotation="450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1">
      <style:chart-properties chart:link-data-style-to-source="true"/>
      <style:graphic-properties draw:fill="hatch" draw:fill-color="#004586" draw:fill-hatch-name="Black_20_45_20_Degrees" dr3d:edge-rounding="5%"/>
      <style:text-properties fo:font-size="10pt" style:font-size-asian="10pt" style:font-size-complex="10pt"/>
    </style:style>
    <style:style style:name="ch9" style:family="chart" style:data-style-name="N41">
      <style:chart-properties chart:link-data-style-to-source="true"/>
      <style:graphic-properties draw:fill="hatch" draw:fill-color="#ff420e" draw:fill-hatch-name="Red_20_Crossed_20_45_20_Degrees" dr3d:edge-rounding="5%"/>
      <style:text-properties fo:font-size="10pt" style:font-size-asian="10pt" style:font-size-complex="10pt"/>
    </style:style>
    <style:style style:name="ch10" style:family="chart" style:data-style-name="N41">
      <style:chart-properties chart:link-data-style-to-source="true"/>
      <style:graphic-properties draw:fill="hatch" draw:fill-color="#ffd320" draw:fill-hatch-name="Black_20_90_20_Degrees" dr3d:edge-rounding="5%"/>
      <style:text-properties fo:font-size="10pt" style:font-size-asian="10pt" style:font-size-complex="10pt"/>
    </style:style>
    <style:style style:name="ch11" style:family="chart" style:data-style-name="N41">
      <style:chart-properties chart:link-data-style-to-source="true"/>
      <style:graphic-properties draw:fill="hatch" draw:fill-color="#579d1c" draw:fill-hatch-name="Blue_20_Triple_20_90_20_Degrees" dr3d:edge-rounding="5%"/>
      <style:text-properties fo:font-size="10pt" style:font-size-asian="10pt" style:font-size-complex="10pt"/>
    </style:style>
    <style:style style:name="ch12" style:family="chart" style:data-style-name="N41">
      <style:chart-properties chart:link-data-style-to-source="true" chart:data-label-number="value" chart:data-label-text="false" chart:data-label-symbol="false"/>
      <style:graphic-properties draw:fill="hatch" draw:fill-color="#7e0021" draw:fill-hatch-name="Black_20_0_20_Degrees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4cm" svg:height="9.01cm" xlink:href=".." xlink:type="simple" chart:class="chart:bar" chart:style-name="ch1">
        <chart:title svg:x="3.939cm" svg:y="1.177cm" chart:style-name="ch2">
          <text:p>Time Consumption</text:p>
        </chart:title>
        <chart:legend svg:x="8.285cm" svg:y="2.257cm" style:legend-expansion="custom" chartooo:width="3.805cm" chartooo:height="2.593cm" style:legend-expansion-aspect-ratio="1.46741226378712" chart:style-name="ch3"/>
        <chart:plot-area chart:style-name="ch4" table:cell-range-address="Time.A3:Time.E4 Time.A2:Time.E2 Time.G2:Time.G4" chart:data-source-has-labels="both" svg:x="0.135cm" svg:y="1.948cm" svg:width="12.081cm" svg:height="6.961cm">
          <chartooo:coordinate-region svg:x="1.709cm" svg:y="2.147cm" svg:width="10.507cm" svg:height="6.115cm"/>
          <chart:axis chart:dimension="x" chart:name="primary-x" chart:style-name="ch5" chartooo:axis-type="auto">
            <chartooo:date-scale/>
            <chart:categories table:cell-range-address="Time.A3:Tim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me.B3:Time.B4" chart:label-cell-address="Time.B2:Time.B2" chart:class="chart:bar">
            <chart:data-point chart:repeated="2"/>
          </chart:series>
          <chart:series chart:style-name="ch9" chart:values-cell-range-address="Time.C3:Time.C4" chart:label-cell-address="Time.C2:Time.C2" chart:class="chart:bar">
            <chart:data-point chart:repeated="2"/>
          </chart:series>
          <chart:series chart:style-name="ch10" chart:values-cell-range-address="Time.D3:Time.D4" chart:label-cell-address="Time.D2:Time.D2" chart:class="chart:bar">
            <chart:data-point chart:repeated="2"/>
          </chart:series>
          <chart:series chart:style-name="ch11" chart:values-cell-range-address="Time.E3:Time.E4" chart:label-cell-address="Time.E2:Time.E2" chart:class="chart:bar">
            <chart:data-point chart:repeated="2"/>
          </chart:series>
          <chart:series chart:style-name="ch12" chart:values-cell-range-address="Time.G3:Time.G4" chart:label-cell-address="Time.G2:Time.G2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Time.B2:Time.B2</svg:desc>
                </draw:g>
              </table:table-cell>
              <table:table-cell office:value-type="string">
                <text:p>Compiladas</text:p>
                <draw:g>
                  <svg:desc>Time.C2:Time.C2</svg:desc>
                </draw:g>
              </table:table-cell>
              <table:table-cell office:value-type="string">
                <text:p>Emuladas</text:p>
                <draw:g>
                  <svg:desc>Time.D2:Time.D2</svg:desc>
                </draw:g>
              </table:table-cell>
              <table:table-cell office:value-type="string">
                <text:p>Repetidas</text:p>
                <draw:g>
                  <svg:desc>Time.E2:Time.E2</svg:desc>
                </draw:g>
              </table:table-cell>
              <table:table-cell office:value-type="string">
                <text:p>Tempo/Emuladas</text:p>
                <draw:g>
                  <svg:desc>Time.G2:Time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eatória</text:p>
                <draw:g>
                  <svg:desc>Time.A3:Time.A4</svg:desc>
                </draw:g>
              </table:table-cell>
              <table:table-cell office:value-type="float" office:value="0.0201736111111111">
                <text:p>0.0201736111111111</text:p>
                <draw:g>
                  <svg:desc>Time.B3:Time.B4</svg:desc>
                </draw:g>
              </table:table-cell>
              <table:table-cell office:value-type="float" office:value="0.00574947916666667">
                <text:p>0.00574947916666667</text:p>
                <draw:g>
                  <svg:desc>Time.C3:Time.C4</svg:desc>
                </draw:g>
              </table:table-cell>
              <table:table-cell office:value-type="float" office:value="0.00393385416666667">
                <text:p>0.00393385416666667</text:p>
                <draw:g>
                  <svg:desc>Time.D3:Time.D4</svg:desc>
                </draw:g>
              </table:table-cell>
              <table:table-cell office:value-type="float" office:value="0.00121041666666667">
                <text:p>0.00121041666666667</text:p>
                <draw:g>
                  <svg:desc>Time.E3:Time.E4</svg:desc>
                </draw:g>
              </table:table-cell>
              <table:table-cell office:value-type="float" office:value="5.12820512820513">
                <text:p>5.12820512820513</text:p>
                <draw:g>
                  <svg:desc>Time.G3:Time.G4</svg:desc>
                </draw:g>
              </table:table-cell>
            </table:table-row>
            <table:table-row>
              <table:table-cell office:value-type="string">
                <text:p>Parcialmente aleatória</text:p>
              </table:table-cell>
              <table:table-cell office:value-type="float" office:value="0.0211342592592593">
                <text:p>0.0211342592592593</text:p>
              </table:table-cell>
              <table:table-cell office:value-type="float" office:value="0.0211342592592593">
                <text:p>0.0211342592592593</text:p>
              </table:table-cell>
              <table:table-cell office:value-type="float" office:value="0.00264178240740741">
                <text:p>0.00264178240740741</text:p>
              </table:table-cell>
              <table:table-cell office:value-type="float" office:value="0.000607609953703704">
                <text:p>0.000607609953703704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Triple_20_90_20_Degrees" draw:display-name="Blue Triple 90 Degrees" draw:style="triple" draw:color="#0000ff" draw:distance="0.102cm" draw:rotation="900"/>
    <draw:hatch draw:name="Red_20_Crossed_20_45_20_Degrees" draw:display-name="Red Crossed 45 Degrees" draw:style="double" draw:color="#800000" draw:distance="0.076cm" draw:rotation="450"/>
  </office:styles>
</office:document-styles>
</file>